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8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AGEN PERU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ORPORACIÓN RICO S.A.C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9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PAZA TINTAYA, PEDRO PABL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CONDORI QUISPE, JESUS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92</text:p>
          </table:table-cell>
        </table:table-row>
        <table:table-row>
          <table:table-cell table:style-name="Tabla1.A2" office:value-type="float" office:value="0">
            <text:p text:style-name="P7">GALLINAS REPRODUCTORAS</text:p>
          </table:table-cell>
          <table:table-cell table:style-name="Tabla1.B2" office:value-type="string">
            <text:p text:style-name="P9">Cant.Cajas: <text:span text:style-name="T11">9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35341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5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8T15:37:3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